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ssianLetterTokenizer.RussianLetterTokenizer( Reader in , char [ ]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ssianLetterTokenizer.isTokenChar( cha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